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823e" officeooo:paragraph-rsid="0009823e"/>
    </style:style>
    <style:style style:name="P2" style:family="paragraph" style:parent-style-name="Standard">
      <style:paragraph-properties fo:text-align="center" style:justify-single-word="false"/>
      <style:text-properties officeooo:rsid="0009823e" officeooo:paragraph-rsid="0009823e"/>
    </style:style>
    <style:style style:name="P3" style:family="paragraph" style:parent-style-name="Standard">
      <style:text-properties fo:font-style="italic" officeooo:rsid="0009823e" officeooo:paragraph-rsid="0009823e" style:font-style-asian="italic" style:font-style-complex="italic"/>
    </style:style>
    <style:style style:name="P4" style:family="paragraph" style:parent-style-name="Standard">
      <style:text-properties officeooo:rsid="000a3200" officeooo:paragraph-rsid="000a3200"/>
    </style:style>
    <style:style style:name="P5" style:family="paragraph" style:parent-style-name="Standard">
      <style:text-properties officeooo:rsid="000a3200" officeooo:paragraph-rsid="000aa312"/>
    </style:style>
    <style:style style:name="P6" style:family="paragraph" style:parent-style-name="Standard">
      <style:text-properties officeooo:rsid="000a3200" officeooo:paragraph-rsid="000bd09e"/>
    </style:style>
    <style:style style:name="P7" style:family="paragraph" style:parent-style-name="Standard">
      <style:text-properties officeooo:rsid="000aa312" officeooo:paragraph-rsid="000aa312"/>
    </style:style>
    <style:style style:name="P8" style:family="paragraph" style:parent-style-name="Standard">
      <style:text-properties officeooo:rsid="000bd09e" officeooo:paragraph-rsid="000bd09e"/>
    </style:style>
    <style:style style:name="P9" style:family="paragraph" style:parent-style-name="Standard" style:list-style-name="L1">
      <style:text-properties officeooo:rsid="000bd09e" officeooo:paragraph-rsid="000bd09e"/>
    </style:style>
    <style:style style:name="P10" style:family="paragraph" style:parent-style-name="Standard">
      <style:text-properties officeooo:rsid="000cc562" officeooo:paragraph-rsid="000cc562"/>
    </style:style>
    <style:style style:name="P11" style:family="paragraph" style:parent-style-name="Standard">
      <style:text-properties officeooo:rsid="000d041c" officeooo:paragraph-rsid="000d041c"/>
    </style:style>
    <style:style style:name="P12" style:family="paragraph" style:parent-style-name="Standard" style:list-style-name="L2">
      <style:text-properties officeooo:rsid="000d041c" officeooo:paragraph-rsid="000d041c"/>
    </style:style>
    <style:style style:name="P13" style:family="paragraph" style:parent-style-name="Standard">
      <style:text-properties officeooo:rsid="000e05c9" officeooo:paragraph-rsid="000e05c9"/>
    </style:style>
    <style:style style:name="P14" style:family="paragraph" style:parent-style-name="Standard">
      <style:text-properties officeooo:rsid="000e05c9" officeooo:paragraph-rsid="000fbd47"/>
    </style:style>
    <style:style style:name="P15" style:family="paragraph" style:parent-style-name="Standard">
      <style:text-properties officeooo:rsid="000fbd47" officeooo:paragraph-rsid="000fbd47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aa312"/>
    </style:style>
    <style:style style:name="T3" style:family="text">
      <style:text-properties style:text-position="super 58%" officeooo:rsid="000e6e0d"/>
    </style:style>
    <style:style style:name="T4" style:family="text">
      <style:text-properties style:text-position="super 58%" officeooo:rsid="00116657"/>
    </style:style>
    <style:style style:name="T5" style:family="text">
      <style:text-properties officeooo:rsid="000a3200"/>
    </style:style>
    <style:style style:name="T6" style:family="text">
      <style:text-properties officeooo:rsid="000aa3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a312" style:font-weight-asian="bold" style:font-weight-complex="bold"/>
    </style:style>
    <style:style style:name="T9" style:family="text">
      <style:text-properties fo:font-weight="bold" officeooo:rsid="000e6e0d" style:font-weight-asian="bold" style:font-weight-complex="bold"/>
    </style:style>
    <style:style style:name="T10" style:family="text">
      <style:text-properties fo:font-weight="bold" officeooo:rsid="00116657" style:font-weight-asian="bold" style:font-weight-complex="bold"/>
    </style:style>
    <style:style style:name="T11" style:family="text">
      <style:text-properties officeooo:rsid="000bd09e"/>
    </style:style>
    <style:style style:name="T12" style:family="text">
      <style:text-properties officeooo:rsid="000cc56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cc562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cc562" style:font-style-asian="normal" style:font-style-complex="normal"/>
    </style:style>
    <style:style style:name="T17" style:family="text">
      <style:text-properties fo:font-style="normal" officeooo:rsid="000e05c9" style:font-style-asian="normal" style:font-style-complex="normal"/>
    </style:style>
    <style:style style:name="T18" style:family="text">
      <style:text-properties officeooo:rsid="000d041c"/>
    </style:style>
    <style:style style:name="T19" style:family="text">
      <style:text-properties officeooo:rsid="000e05c9"/>
    </style:style>
    <style:style style:name="T20" style:family="text">
      <style:text-properties officeooo:rsid="000e6e0d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0e6e0d"/>
    </style:style>
    <style:style style:name="T23" style:family="text">
      <style:text-properties style:text-position="0% 100%" officeooo:rsid="00116657"/>
    </style:style>
    <style:style style:name="T24" style:family="text">
      <style:text-properties officeooo:rsid="00116657"/>
    </style:style>
    <style:style style:name="T25" style:family="text">
      <style:text-properties style:text-position="sub 58%" fo:font-weight="bold" officeooo:rsid="00116657" style:font-weight-asian="bold" style:font-weight-complex="bold"/>
    </style:style>
    <style:style style:name="T26" style:family="text">
      <style:text-properties style:text-position="sub 58%" officeooo:rsid="001166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um Knight Functions</text:p>
      <text:p text:style-name="P2">by Sven Nilsen, 2020</text:p>
      <text:p text:style-name="P1"/>
      <text:p text:style-name="P3">In this paper I present a family of quantum non-deterministic functions that are always partially observed in two different states and which other observed probabilities follows a “chess knight” rule.</text:p>
      <text:p text:style-name="P1"/>
      <text:p text:style-name="P1">A quantum knight function is a quantum non-deterministic function `f`:</text:p>
      <text:p text:style-name="P1"/>
      <text:p text:style-name="P1"><text:tab/>f : () → 𝔹<text:span text:style-name="T1">2</text:span><text:span text:style-name="T21"><text:tab/><text:tab/>∃</text:span><text:span text:style-name="T26">pc</text:span><text:span text:style-name="T23">f : 𝔹</text:span><text:span text:style-name="T4">2</text:span><text:span text:style-name="T23"> → ℂ</text:span></text:p>
      <text:p text:style-name="P1"/>
      <text:p text:style-name="P1">With a complex probability distribution generated by two arbitrary basis vectors `a` and `b`:</text:p>
      <text:p text:style-name="P1"/>
      <text:p text:style-name="P1"><text:tab/>a + b ¬= 0</text:p>
      <text:p text:style-name="P1"/>
      <text:p text:style-name="P1"><text:tab/>a : ℂ</text:p>
      <text:p text:style-name="P1"><text:tab/>b : ℂ</text:p>
      <text:p text:style-name="P1"/>
      <text:p text:style-name="P1"><text:span text:style-name="T5">With</text:span> the <text:span text:style-name="T5">intuition that two complex probability amplitudes are non-zero and equal to `-(a+b)`</text:span>:</text:p>
      <text:p text:style-name="P1"><draw:frame text:anchor-type="paragraph" draw:z-index="3" draw:name="Shape2" draw:style-name="gr2" draw:text-style-name="P17" svg:width="0.2543in" svg:height="0.237in" svg:x="2.6134in" svg:y="0.1756in"><draw:text-box><text:p>a</text:p></draw:text-box></draw:frame></text:p>
      <text:p text:style-name="P1"/>
      <text:p text:style-name="P1"><draw:line text:anchor-type="paragraph" draw:z-index="0" draw:name="Shape1" draw:style-name="gr1" draw:text-style-name="P16" svg:x1="3.1035in" svg:y1="0.1075in" svg:x2="2.1146in" svg:y2="0.1248in"><text:p/></draw:line><draw:line text:anchor-type="paragraph" draw:z-index="1" draw:name="Shape1" draw:style-name="gr1" draw:text-style-name="P16" svg:x1="2.1146in" svg:y1="0.1252in" svg:x2="2.6047in" svg:y2="0.9386in"><text:p/></draw:line><draw:line text:anchor-type="paragraph" draw:z-index="2" draw:name="Shape1" draw:style-name="gr1" draw:text-style-name="P16" svg:x1="2.6047in" svg:y1="0.9382in" svg:x2="3.1031in" svg:y2="0.1075in"><text:p/></draw:line></text:p>
      <text:p text:style-name="P1"><draw:line text:anchor-type="paragraph" draw:z-index="6" draw:name="Shape1" draw:style-name="gr1" draw:text-style-name="P16" svg:x1="4.1535in" svg:y1="0.8343in" svg:x2="4.652in" svg:y2="0.0035in"><text:p/></draw:line></text:p>
      <text:p text:style-name="P1"><draw:frame text:anchor-type="paragraph" draw:z-index="5" draw:name="Shape2" draw:style-name="gr3" draw:text-style-name="P17" svg:width="0.5953in" svg:height="0.3268in" svg:x="2.9898in" svg:y="0.0827in"><draw:text-box><text:p>-(a+b)</text:p></draw:text-box></draw:frame><draw:frame text:anchor-type="paragraph" draw:z-index="7" draw:name="Shape2" draw:style-name="gr3" draw:text-style-name="P17" svg:width="0.5953in" svg:height="0.3268in" svg:x="4.5638in" svg:y="0.1181in"><draw:text-box><text:p>-(a+b)</text:p></draw:text-box></draw:frame><draw:frame text:anchor-type="paragraph" draw:z-index="4" draw:name="Shape2" draw:style-name="gr2" draw:text-style-name="P17" svg:width="0.2543in" svg:height="0.237in" svg:x="2.1146in" svg:y="0.0299in"><draw:text-box><text:p>b</text:p></draw:text-box></draw:frame></text:p>
      <text:p text:style-name="P1"/>
      <text:p text:style-name="P1"/>
      <text:p text:style-name="P1"/>
      <text:p text:style-name="P4">Usually, the complex probability amplitudes are assigned the labels:</text:p>
      <text:p text:style-name="P1"/>
      <text:p text:style-name="P1"><text:tab/><text:span text:style-name="T5">00<text:tab/><text:tab/>01<text:tab/><text:tab/>10<text:tab/><text:tab/>11</text:span></text:p>
      <text:p text:style-name="P1"><text:tab/>-<text:span text:style-name="T5">(a+b)<text:tab/><text:tab/>a<text:tab/><text:tab/>b<text:tab/><text:tab/>-(a+b)</text:span></text:p>
      <text:p text:style-name="P1"/>
      <text:p text:style-name="P4">A partial observation `g` is when a deterministic <text:span text:style-name="T11">function</text:span> removes <text:span text:style-name="T11">some</text:span> information <text:span text:style-name="T11">about</text:span> `f`.</text:p>
      <text:p text:style-name="P6"/>
      <text:p text:style-name="P6"><text:tab/>g · f<text:tab/><text:tab/><text:tab/><text:tab/><text:tab/><text:tab/><text:span text:style-name="T6">Partial observation</text:span></text:p>
      <text:p text:style-name="P6"><text:tab/>g : 𝔹<text:span text:style-name="T1">2 </text:span>→ B<text:tab/><text:tab/><text:tab/><text:tab/><text:tab/><text:span text:style-name="T11">`g` removes some information about `f`</text:span></text:p>
      <text:p text:style-name="P7"/>
      <text:p text:style-name="P7">The kind of partial observation used here is to look for any of the states:</text:p>
      <text:p text:style-name="P4"/>
      <text:p text:style-name="P4"><text:tab/>g = {(= 00), (= 01), (= 10), (= 11)}<text:tab/><text:tab/><text:span text:style-name="T6">Look for any concrete state</text:span></text:p>
      <text:p text:style-name="P4"/>
      <text:p text:style-name="P5"><text:tab/><text:span text:style-name="T8">State<text:tab/><text:tab/>P(</text:span><text:span text:style-name="T10">[f] </text:span><text:span text:style-name="T8">[g] true) </text:span><text:span text:style-name="T10">= (∃</text:span><text:span text:style-name="T25">p</text:span><text:span text:style-name="T10">(g · f))(true)</text:span></text:p>
      <text:p text:style-name="P4"><text:tab/><text:span text:style-name="T6">00<text:tab/><text:tab/>1</text:span></text:p>
      <text:p text:style-name="P4"><text:tab/><text:span text:style-name="T6">01<text:tab/><text:tab/>|a|</text:span><text:span text:style-name="T2">2</text:span><text:span text:style-name="T6"> / (5|a|</text:span><text:span text:style-name="T2">2</text:span><text:span text:style-name="T6"> + 4(a · b) + |b|</text:span><text:span text:style-name="T2">2</text:span><text:span text:style-name="T6">)</text:span></text:p>
      <text:p text:style-name="P5"><text:tab/><text:span text:style-name="T6">10<text:tab/><text:tab/>|b|</text:span><text:span text:style-name="T2">2</text:span><text:span text:style-name="T6"> / (|a|</text:span><text:span text:style-name="T2">2</text:span><text:span text:style-name="T6"> + 4(a · b) + 5|b|</text:span><text:span text:style-name="T2">2</text:span><text:span text:style-name="T6">)</text:span></text:p>
      <text:p text:style-name="P4"><text:tab/><text:span text:style-name="T6">11<text:tab/><text:tab/>1</text:span></text:p>
      <text:p text:style-name="P7"/>
      <text:p text:style-name="P15"><text:soft-page-break/>Here are probabilities of <text:s/>states `01` and `10` for some constrained solutions:</text:p>
      <text:p text:style-name="P14"/>
      <text:p text:style-name="P14"><text:tab/><text:span text:style-name="T9">Constrained solution</text:span><text:span text:style-name="T7"><text:tab/><text:tab/></text:span><text:span text:style-name="T9">01<text:tab/><text:tab/>10</text:span></text:p>
      <text:p text:style-name="P14"><text:tab/><text:span text:style-name="T20">a = b<text:tab/><text:tab/><text:tab/><text:tab/><text:tab/>1/10<text:tab/><text:tab/>1/10</text:span></text:p>
      <text:p text:style-name="P14"><text:tab/><text:span text:style-name="T20">(a · b) = 0 <text:s text:c="2"/>∧ <text:s text:c="2"/>|a| = n|b|<text:tab/><text:tab/>1/(5 + n</text:span><text:span text:style-name="T3">2</text:span><text:span text:style-name="T20">)<text:tab/>n</text:span><text:span text:style-name="T3">2</text:span><text:span text:style-name="T20">/(1 + 5n</text:span><text:span text:style-name="T3">2</text:span><text:span text:style-name="T20">)</text:span></text:p>
      <text:p text:style-name="P14"><text:tab/><text:span text:style-name="T20">|a| = |b| = |a+b|<text:tab/><text:tab/><text:tab/><text:tab/>1/8<text:tab/><text:tab/>1/8</text:span></text:p>
      <text:p text:style-name="P14"><text:tab/><text:span text:style-name="T20">(a · (a + b)) = 0 <text:s text:c="2"/>∧ <text:s text:c="2"/>|a| = n|b|<text:tab/><text:tab/>1/(1 + n</text:span><text:span text:style-name="T3">2</text:span><text:span text:style-name="T20">)<text:tab/>n</text:span><text:span text:style-name="T3">2</text:span><text:span text:style-name="T20">/(5n</text:span><text:span text:style-name="T3">2</text:span><text:span text:style-name="T22"> –</text:span><text:span text:style-name="T20"> 3)</text:span></text:p>
      <text:p text:style-name="P14"/>
      <text:p text:style-name="P14">The name “quantum knight” comes from Chess, where the knight piece can only move 1 forward and 2 sideways, or 2 forward and 1 sideways. Similarly, the complex probability amplitude of <text:span text:style-name="T18">`g · f` returning `false` </text:span>for states `01` and `10`, <text:span text:style-name="T20">are the</text:span> sum<text:span text:style-name="T20">s</text:span>:</text:p>
      <text:p text:style-name="P14"/>
      <text:p text:style-name="P14"><text:tab/>01<text:tab/>-<text:span text:style-name="T20">(</text:span>2a + b<text:span text:style-name="T20">)<text:tab/><text:tab/>|-(2a + b)|</text:span><text:span text:style-name="T3">2</text:span><text:span text:style-name="T20"> = |2a + b|</text:span><text:span text:style-name="T3">2</text:span><text:span text:style-name="T20"> = 4a</text:span><text:span text:style-name="T3">2</text:span><text:span text:style-name="T20"> + 4(a · b) + b</text:span><text:span text:style-name="T3">2</text:span></text:p>
      <text:p text:style-name="P14"><text:tab/>10<text:tab/>-<text:span text:style-name="T20">(a + 2b)<text:tab/><text:tab/>|-(a + 2b)|</text:span><text:span text:style-name="T3">2</text:span><text:span text:style-name="T20"> = |a + 2b|</text:span><text:span text:style-name="T3">2</text:span><text:span text:style-name="T20"> = a</text:span><text:span text:style-name="T3">2</text:span><text:span text:style-name="T20"> + 4(a · b) + 4b</text:span><text:span text:style-name="T3">2</text:span></text:p>
      <text:p text:style-name="P7"/>
      <text:p text:style-name="P7">Quantum knight functions are impossible to construct with pure functions extended with random sources. This is because it makes no sense that a function `f` always returns both `00` and `11`.</text:p>
      <text:p text:style-name="P7"/>
      <text:list xml:id="list4239566889850642947" text:style-name="L1">
        <text:list-item>
          <text:p text:style-name="P9">If one looks for `00`, then `f` will always return `00` <text:span text:style-name="T18">as a classical non-deterministic function</text:span></text:p>
        </text:list-item>
        <text:list-item>
          <text:p text:style-name="P9">If one looks for `11`, then `f` will aways return `11` <text:span text:style-name="T18">as a classical non-deterministic function</text:span></text:p>
        </text:list-item>
      </text:list>
      <text:p text:style-name="P8"/>
      <text:p text:style-name="P10">In all pure functions extended with random sources, the probabilities of `f` returning `00` and `11` will add up to 100%, but for quantum knight functions they add up to 200%. <text:span text:style-name="T19">Probabilities for quantum non-deterministic functions only adds up to 100% when a choice of partial observation is committed.</text:span></text:p>
      <text:p text:style-name="P13"/>
      <text:p text:style-name="P10">Intuitively, a quantum knight function behaves in a such way that they can predict the observer.</text:p>
      <text:p text:style-name="P11">Semantically, it is easy to be mislead by this counter-intuitive property, e.g. by thinking<text:span text:style-name="T12"> that this proves the quantum knight functions knows </text:span><text:span text:style-name="T14">intention</text:span><text:span text:style-name="T16"> of the observer</text:span><text:span text:style-name="T12">.</text:span></text:p>
      <text:p text:style-name="P10"/>
      <text:p text:style-name="P10">However, this is not technically the right way of interpreting <text:span text:style-name="T18">what is happening:</text:span></text:p>
      <text:p text:style-name="P10"/>
      <text:list xml:id="list3281837599781195219" text:style-name="L2">
        <text:list-item>
          <text:p text:style-name="P12">When looking for `00` or `11`, one gets an answer `true` or `false`</text:p>
        </text:list-item>
        <text:list-item>
          <text:p text:style-name="P12">The observer’s <text:span text:style-name="T13">intention</text:span> is not encoded into whether the answer is `true` or `false`</text:p>
        </text:list-item>
        <text:list-item>
          <text:p text:style-name="P12">Both `00` and `11` will be observed to return `true`, independent of the observer’s <text:span text:style-name="T13">intention</text:span></text:p>
        </text:list-item>
        <text:list-item>
          <text:p text:style-name="P12"><text:span text:style-name="T15">The partial observation function `g` is just a choice of an arbitrary function, </text:span><text:span text:style-name="T17">e.g. `(= 00)`</text:span></text:p>
        </text:list-item>
      </text:list>
      <text:p text:style-name="P8"/>
      <text:p text:style-name="P11">With other words, a quantum knight function can only fool an observer expecting to see results from pure functions extended with random sources. Any observer used to quantum non-determinism will not be surprised. It is just a mathematical fact of the nature of quantum non-deterministic functions. <text:span text:style-name="T19">Neither is there any hidden semantics carrying over to any underlying physical system. The semantics of quantum knight functions is closed in their self-describing representation. Their mathematical properties would still be true, even if one lived in a classical physical universe. However, how quantum physical systems is to be interpreted, is a complete different question.</text:span></text:p>
      <text:p text:style-name="P10"/>
      <text:p text:style-name="P10">How does `f` “know” whether one looks for `00` or `11`? <text:span text:style-name="T18">The answer is that quantum destructive interference cancels out the complex probability amplitudes of `g · f` returning `false` to zero, such that the only possible state is returning `true`. In pure functions extended with random sources, this would mean that `f` always returns `true` for states `00` and `11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44:21.896181000</meta:creation-date>
    <dc:date>2020-04-10T16:46:07.918863000</dc:date>
    <meta:editing-duration>PT6M4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739" meta:character-count="4165" meta:non-whitespace-character-count="3409"/>
  </office:meta>
</office:document-meta>
</file>